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249cm" fo:margin-left="-0.191cm" fo:margin-top="0cm" fo:margin-bottom="0cm" table:align="left" style:writing-mode="lr-tb"/>
    </style:style>
    <style:style style:name="Tabla1.A" style:family="table-column">
      <style:table-column-properties style:column-width="15.24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line-height="100%" fo:text-align="start" style:justify-single-word="false" fo:orphans="2" fo:widows="2"/>
      <style:text-properties fo:language="es" fo:country="ES" fo:font-style="italic" officeooo:rsid="0016fff4" officeooo:paragraph-rsid="0016fff4" style:letter-kerning="false" style:language-asian="es" style:country-asian="ES" style:font-style-asian="italic" style:language-complex="ar" style:country-complex="SA"/>
    </style:style>
    <style:style style:name="P2" style:family="paragraph" style:parent-style-name="List_20_Paragraph">
      <style:text-properties style:font-name="Helvetica" fo:font-size="10pt" style:font-size-asian="10pt" style:language-asian="es" style:country-asian="ES" style:font-name-complex="Helvetica1" style:font-size-complex="10pt"/>
    </style:style>
    <style:style style:name="P3" style:family="paragraph" style:parent-style-name="Standard">
      <style:paragraph-properties fo:margin-left="1.249cm" fo:margin-right="0cm" fo:text-indent="0cm" style:auto-text-indent="fals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1">
      <style:text-properties fo:font-style="italic" style:font-style-asian="italic"/>
    </style:style>
    <style:style style:name="P6" style:family="paragraph" style:parent-style-name="List_20_Paragraph" style:list-style-name="WWNum13"/>
    <style:style style:name="P7" style:family="paragraph" style:parent-style-name="List_20_Paragraph" style:list-style-name="WWNum1"/>
    <style:style style:name="P8" style:family="paragraph" style:parent-style-name="List_20_Paragraph" style:list-style-name="WWNum1">
      <style:text-properties style:text-underline-style="none" fo:background-color="#ffff00"/>
    </style:style>
    <style:style style:name="P9" style:family="paragraph" style:parent-style-name="List_20_Paragraph" style:list-style-name="WWNum4"/>
    <style:style style:name="P10" style:family="paragraph" style:parent-style-name="List_20_Paragraph" style:list-style-name="WWNum4">
      <style:text-properties fo:background-color="#ffff00"/>
    </style:style>
    <style:style style:name="P11" style:family="paragraph" style:parent-style-name="List_20_Paragraph" style:list-style-name="WWNum2">
      <style:text-properties fo:background-color="#ffff00"/>
    </style:style>
    <style:style style:name="P12" style:family="paragraph" style:parent-style-name="List_20_Paragraph" style:list-style-name="WWNum5">
      <style:text-properties fo:background-color="#ffff00"/>
    </style:style>
    <style:style style:name="P13" style:family="paragraph" style:parent-style-name="List_20_Paragraph" style:list-style-name="WWNum6">
      <style:text-properties fo:background-color="#ffff00"/>
    </style:style>
    <style:style style:name="P14" style:family="paragraph" style:parent-style-name="List_20_Paragraph" style:list-style-name="WWNum8">
      <style:text-properties fo:background-color="#ffff00"/>
    </style:style>
    <style:style style:name="P15" style:family="paragraph" style:parent-style-name="List_20_Paragraph" style:list-style-name="WWNum10">
      <style:text-properties fo:background-color="#ffff00"/>
    </style:style>
    <style:style style:name="P16" style:family="paragraph" style:parent-style-name="List_20_Paragraph" style:list-style-name="WWNum19">
      <style:text-properties fo:background-color="#ffff00"/>
    </style:style>
    <style:style style:name="P17" style:family="paragraph" style:parent-style-name="List_20_Paragraph" style:list-style-name="WWNum20">
      <style:text-properties fo:background-color="#ffff00"/>
    </style:style>
    <style:style style:name="P18" style:family="paragraph" style:parent-style-name="List_20_Paragraph" style:list-style-name="WWNum2"/>
    <style:style style:name="P19" style:family="paragraph" style:parent-style-name="List_20_Paragraph" style:list-style-name="WWNum2">
      <style:text-properties fo:background-color="transparent"/>
    </style:style>
    <style:style style:name="P20" style:family="paragraph" style:parent-style-name="List_20_Paragraph" style:list-style-name="WWNum9"/>
    <style:style style:name="P21" style:family="paragraph" style:parent-style-name="List_20_Paragraph" style:list-style-name="WWNum5"/>
    <style:style style:name="P22" style:family="paragraph" style:parent-style-name="List_20_Paragraph" style:list-style-name="WWNum6"/>
    <style:style style:name="P23" style:family="paragraph" style:parent-style-name="List_20_Paragraph" style:list-style-name="WWNum7"/>
    <style:style style:name="P24" style:family="paragraph" style:parent-style-name="List_20_Paragraph" style:list-style-name="WWNum8"/>
    <style:style style:name="P25" style:family="paragraph" style:parent-style-name="List_20_Paragraph" style:list-style-name="WWNum10"/>
    <style:style style:name="P26" style:family="paragraph" style:parent-style-name="List_20_Paragraph" style:list-style-name="WWNum12">
      <style:text-properties fo:language="en" fo:country="US" fo:background-color="#ffff00"/>
    </style:style>
    <style:style style:name="P27" style:family="paragraph" style:parent-style-name="List_20_Paragraph" style:list-style-name="WWNum15">
      <style:text-properties fo:language="en" fo:country="US" fo:background-color="#ffff00"/>
    </style:style>
    <style:style style:name="P28" style:family="paragraph" style:parent-style-name="List_20_Paragraph" style:list-style-name="WWNum12">
      <style:text-properties fo:language="en" fo:country="US"/>
    </style:style>
    <style:style style:name="P29" style:family="paragraph" style:parent-style-name="List_20_Paragraph" style:list-style-name="WWNum15">
      <style:text-properties fo:language="en" fo:country="US"/>
    </style:style>
    <style:style style:name="P30" style:family="paragraph" style:parent-style-name="List_20_Paragraph" style:list-style-name="WWNum16"/>
    <style:style style:name="P31" style:family="paragraph" style:parent-style-name="List_20_Paragraph" style:list-style-name="WWNum18">
      <style:text-properties style:font-name="Helvetica" fo:font-size="10pt" style:font-size-asian="10pt" style:language-asian="es" style:country-asian="ES" style:font-name-complex="Helvetica1" style:font-size-complex="10pt"/>
    </style:style>
    <style:style style:name="P32" style:family="paragraph" style:parent-style-name="List_20_Paragraph" style:list-style-name="WWNum18">
      <style:text-properties style:font-name="Helvetica" fo:font-size="10pt" fo:background-color="#81d41a" style:font-size-asian="10pt" style:language-asian="es" style:country-asian="ES" style:font-name-complex="Helvetica1" style:font-size-complex="10pt"/>
    </style:style>
    <style:style style:name="P33" style:family="paragraph" style:parent-style-name="List_20_Paragraph" style:list-style-name="WWNum19"/>
    <style:style style:name="P34" style:family="paragraph" style:parent-style-name="List_20_Paragraph" style:list-style-name="WWNum20"/>
    <style:style style:name="P35" style:family="paragraph" style:parent-style-name="List_20_Paragraph" style:list-style-name="WWNum2">
      <style:text-properties fo:background-color="#81d41a"/>
    </style:style>
    <style:style style:name="P36" style:family="paragraph" style:parent-style-name="List_20_Paragraph" style:list-style-name="WWNum6">
      <style:text-properties fo:background-color="#81d41a"/>
    </style:style>
    <style:style style:name="P37" style:family="paragraph" style:parent-style-name="List_20_Paragraph" style:list-style-name="WWNum8">
      <style:text-properties fo:background-color="#81d41a"/>
    </style:style>
    <style:style style:name="P38" style:family="paragraph" style:parent-style-name="List_20_Paragraph" style:list-style-name="WWNum10">
      <style:text-properties fo:background-color="#81d41a"/>
    </style:style>
    <style:style style:name="P39" style:family="paragraph" style:parent-style-name="List_20_Paragraph" style:list-style-name="WWNum19">
      <style:text-properties fo:background-color="#81d41a"/>
    </style:style>
    <style:style style:name="P40" style:family="paragraph" style:parent-style-name="List_20_Paragraph" style:list-style-name="WWNum20">
      <style:text-properties fo:background-color="#81d41a"/>
    </style:style>
    <style:style style:name="P41" style:family="paragraph" style:parent-style-name="List_20_Paragraph" style:list-style-name="WWNum13">
      <style:paragraph-properties fo:margin-left="1.259cm" fo:margin-right="0cm" fo:margin-top="0cm" fo:margin-bottom="0.635cm" style:contextual-spacing="true" fo:line-height="150%" fo:text-indent="-0.63cm" style:auto-text-indent="false"/>
      <style:text-properties fo:font-weight="bold" style:font-weight-asian="bold"/>
    </style:style>
    <style:style style:name="P42" style:family="paragraph" style:parent-style-name="List_20_Paragraph" style:list-style-name="WWNum13">
      <style:paragraph-properties fo:margin-left="1.259cm" fo:margin-right="0cm" fo:margin-top="0cm" fo:margin-bottom="0.353cm" style:contextual-spacing="false" fo:text-indent="-0.63cm" style:auto-text-indent="false"/>
    </style:style>
    <style:style style:name="P43" style:family="paragraph" style:parent-style-name="List_20_Paragraph" style:list-style-name="WWNum13">
      <style:paragraph-properties fo:margin-left="1.259cm" fo:margin-right="0cm" fo:margin-top="0cm" fo:margin-bottom="0.353cm" style:contextual-spacing="false" fo:text-indent="-0.63cm" style:auto-text-indent="false"/>
      <style:text-properties fo:font-weight="bold" style:font-weight-asian="bold"/>
    </style:style>
    <style:style style:name="P44" style:family="paragraph" style:parent-style-name="List_20_Paragraph" style:list-style-name="WWNum12">
      <style:paragraph-properties fo:margin-left="1.259cm" fo:margin-right="0cm" fo:margin-top="0cm" fo:margin-bottom="0.353cm" style:contextual-spacing="false" fo:text-indent="-0.63cm" style:auto-text-indent="false"/>
      <style:text-properties fo:language="en" fo:country="US"/>
    </style:style>
    <style:style style:name="P45" style:family="paragraph" style:parent-style-name="List_20_Paragraph" style:list-style-name="WWNum15">
      <style:paragraph-properties fo:margin-left="1.259cm" fo:margin-right="0cm" fo:margin-top="0cm" fo:margin-bottom="0.353cm" style:contextual-spacing="false" fo:text-indent="-0.63cm" style:auto-text-indent="false"/>
      <style:text-properties fo:language="en" fo:country="US"/>
    </style:style>
    <style:style style:name="P46" style:family="paragraph" style:parent-style-name="List_20_Paragraph" style:list-style-name="WWNum16">
      <style:paragraph-properties fo:margin-left="1.259cm" fo:margin-right="0cm" fo:margin-top="0cm" fo:margin-bottom="0.353cm" style:contextual-spacing="false" fo:text-indent="-0.63cm" style:auto-text-indent="false"/>
      <style:text-properties fo:language="en" fo:country="US" fo:background-color="#ffff00"/>
    </style:style>
    <style:style style:name="P47" style:family="paragraph" style:parent-style-name="List_20_Paragraph" style:list-style-name="WWNum9">
      <style:paragraph-properties fo:margin-left="1.259cm" fo:margin-right="0cm" fo:margin-top="0cm" fo:margin-bottom="0.423cm" style:contextual-spacing="false" fo:text-indent="-0.63cm" style:auto-text-indent="false"/>
      <style:text-properties fo:background-color="#ffff00"/>
    </style:style>
    <style:style style:name="P48" style:family="paragraph" style:parent-style-name="List_20_Paragraph">
      <style:paragraph-properties fo:margin-left="1.259cm" fo:margin-right="0cm" fo:margin-top="0cm" fo:margin-bottom="0.353cm" style:contextual-spacing="false" fo:text-indent="0cm" style:auto-text-indent="false"/>
      <style:text-properties fo:font-weight="bold" style:font-weight-asian="bold"/>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background-color="#ffff00" loext:char-shading-value="0"/>
    </style:style>
    <style:style style:name="T4" style:family="text">
      <style:text-properties officeooo:rsid="00197321"/>
    </style:style>
    <style:style style:name="T5" style:family="text">
      <style:text-properties officeooo:rsid="0019a474"/>
    </style:style>
    <style:style style:name="T6" style:family="text">
      <style:text-properties officeooo:rsid="001a0508"/>
    </style:style>
    <style:style style:name="T7" style:family="text">
      <style:text-properties officeooo:rsid="001b75e7"/>
    </style:style>
    <style:style style:name="T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Segundo cuestionario Evaluación Curso Java Cloud</text:h>
      <text:h text:style-name="P5" text:outline-level="1">Nombre: </text:h>
      <table:table table:name="Tabla1" table:style-name="Tabla1">
        <table:table-column table:style-name="Tabla1.A"/>
        <table:table-row table:style-name="Tabla1.1">
          <table:table-cell table:style-name="Tabla1.A1" office:value-type="string">
            <text:h text:style-name="P1" text:outline-level="1">Javier Maiz Quiquia</text:h>
          </table:table-cell>
        </table:table-row>
      </table:table>
      <text:p text:style-name="Standard"/>
      <text:list xml:id="list2631310015" text:style-name="WWNum13">
        <text:list-item>
          <text:p text:style-name="P41">Para establecer el tamaño y posición de una ventana JFrame, se utiliza el método:</text:p>
        </text:list-item>
      </text:list>
      <text:list xml:id="list1685795296" text:style-name="WWNum1">
        <text:list-item>
          <text:p text:style-name="P8">setBounds</text:p>
        </text:list-item>
        <text:list-item>
          <text:p text:style-name="P7">setSize</text:p>
        </text:list-item>
        <text:list-item>
          <text:p text:style-name="P7">setLocation</text:p>
        </text:list-item>
        <text:list-item>
          <text:p text:style-name="P7">setState</text:p>
        </text:list-item>
      </text:list>
      <text:p text:style-name="List_20_Paragraph"/>
      <text:list xml:id="list130531673317987" text:continue-list="list2631310015" text:style-name="WWNum13">
        <text:list-item>
          <text:p text:style-name="P41">¿Qué objeto JDBC permite crear conexiones contra una base de datos?</text:p>
        </text:list-item>
      </text:list>
      <text:list xml:id="list1571862718" text:style-name="WWNum4">
        <text:list-item>
          <text:p text:style-name="P9">EntityManager</text:p>
        </text:list-item>
        <text:list-item>
          <text:p text:style-name="P9">Statement</text:p>
        </text:list-item>
        <text:list-item>
          <text:p text:style-name="P10">DriverManager</text:p>
        </text:list-item>
        <text:list-item>
          <text:p text:style-name="P9">ResultSet</text:p>
        </text:list-item>
      </text:list>
      <text:p text:style-name="List_20_Paragraph"/>
      <text:list xml:id="list130531494509220" text:continue-list="list130531673317987" text:style-name="WWNum13">
        <text:list-item>
          <text:p text:style-name="P43">¿Cuál de las siguientes implementaciones corresponde a un Callable?</text:p>
        </text:list-item>
      </text:list>
      <text:list xml:id="list532347715" text:style-name="WWNum2">
        <text:list-item>
          <text:p text:style-name="P11">x-&gt;x*x</text:p>
        </text:list-item>
        <text:list-item>
          <text:p text:style-name="P18">System.out::println</text:p>
        </text:list-item>
        <text:list-item>
          <text:p text:style-name="P35">()→10 // <text:span text:style-name="T4">Devuelve resultado.</text:span></text:p>
        </text:list-item>
        <text:list-item>
          <text:p text:style-name="P19">x-&gt;System.out.println(x)</text:p>
        </text:list-item>
      </text:list>
      <text:p text:style-name="List_20_Paragraph"/>
      <text:list xml:id="list130532185733151" text:continue-list="list130531494509220" text:style-name="WWNum13">
        <text:list-item>
          <text:p text:style-name="P6"><text:span text:style-name="T2">Si </text:span><text:span text:style-name="T1">bt</text:span><text:span text:style-name="T2"> es un objeto JButton y </text:span><text:span text:style-name="T1">obj</text:span><text:span text:style-name="T2"> una variable que apunta a un objeto que implementa la interfaz de escucha de respuesta al evento click sobre un botón, ¿Qué instrucción asocia ese manejador de evento al botón?:</text:span></text:p>
        </text:list-item>
      </text:list>
      <text:list xml:id="list397165582" text:style-name="WWNum9">
        <text:list-item>
          <text:p text:style-name="P20">this.add(bt,obj);</text:p>
        </text:list-item>
        <text:list-item>
          <text:p text:style-name="P20">bt.setAction(new Listener(obj));</text:p>
        </text:list-item>
        <text:list-item>
          <text:p text:style-name="P20">this.setLayout(obj);</text:p>
        </text:list-item>
        <text:list-item>
          <text:p text:style-name="P47">bt.addActionListener(obj);</text:p>
        </text:list-item>
      </text:list>
      <text:list xml:id="list130532843632787" text:continue-list="list130532185733151" text:style-name="WWNum13">
        <text:list-item>
          <text:p text:style-name="P43">Indica cual de las siguientes cadenas de conexión a una base de datos mediante JDBC es correcta:</text:p>
        </text:list-item>
      </text:list>
      <text:list xml:id="list1005182093" text:style-name="WWNum5">
        <text:list-item>
          <text:p text:style-name="P21">http://jdbc/sybase:6000/mydata</text:p>
        </text:list-item>
        <text:list-item>
          <text:p text:style-name="P21">sql://oracle:5000/myhost/mydata</text:p>
        </text:list-item>
        <text:list-item>
          <text:p text:style-name="P21">mysql:sql://localhost:3306/mydata</text:p>
        </text:list-item>
        <text:list-item>
          <text:p text:style-name="P12">jdbc:postgress://hostdb:25000/mydata</text:p>
        </text:list-item>
      </text:list>
      <text:p text:style-name="List_20_Paragraph"/>
      <text:list xml:id="list130532291347590" text:continue-list="list130532843632787" text:style-name="WWNum13">
        <text:list-item>
          <text:p text:style-name="P42"><text:soft-page-break/><text:span text:style-name="T2">Si </text:span><text:span text:style-name="T1">pt</text:span><text:span text:style-name="T2"> es una variable Path que apunta a un fichero de texto, ¿Qué instrucción nos muestra todas las líneas que tengan más de 20 caracteres?</text:span></text:p>
        </text:list-item>
      </text:list>
      <text:list xml:id="list2327384285" text:style-name="WWNum6">
        <text:list-item>
          <text:p text:style-name="P22">Files.get(pt).filter(n&gt;20).System.out.println();</text:p>
        </text:list-item>
        <text:list-item>
          <text:p text:style-name="P36">Files.lines(pt).filter(s-&gt;s.length()&gt;20).forEach(System.out::println);</text:p>
        </text:list-item>
        <text:list-item>
          <text:p text:style-name="P13">Files.readAllLines(pt).print(s-&gt;s.length()&gt;20);</text:p>
        </text:list-item>
        <text:list-item>
          <text:p text:style-name="P22">Files.read(pt).newBufferedReader(s-&gt;s.length()&gt;20).print();</text:p>
        </text:list-item>
      </text:list>
      <text:p text:style-name="List_20_Paragraph"/>
      <text:list xml:id="list130533113342535" text:continue-list="list130532291347590" text:style-name="WWNum13">
        <text:list-item>
          <text:p text:style-name="P43">A través del siguiente código, pretendemos recuperar los empleados de una base de datos, cuyo nombre de departamento se encuentra en la variable dep. Indica el código que falta en la línea /*Insertar código aquí*/:</text:p>
        </text:list-item>
      </text:list>
      <text:p text:style-name="P3">String sql="select * from empleados where departamento=?1";</text:p>
      <text:p text:style-name="P3">PreparedStatement st=con.prepareStatement(sql);</text:p>
      <text:p text:style-name="P3">st.setString(1,dep);</text:p>
      <text:p text:style-name="P3">/*Insertar código aquí*/</text:p>
      <text:list xml:id="list1897145530" text:style-name="WWNum7">
        <text:list-item>
          <text:p text:style-name="P23">ResultSet rs=con.execute();</text:p>
        </text:list-item>
        <text:list-item>
          <text:p text:style-name="P23">ResultSet rs=con.executeQuery(sql);</text:p>
        </text:list-item>
        <text:list-item>
          <text:p text:style-name="P23">ResultSet rs=st.execute(sql);</text:p>
        </text:list-item>
        <text:list-item>
          <text:p text:style-name="P23"><text:span text:style-name="T3">ResultSet rs=st.executeQuery()</text:span>;</text:p>
        </text:list-item>
      </text:list>
      <text:p text:style-name="List_20_Paragraph"/>
      <text:list xml:id="list130532084423791" text:continue-list="list130533113342535" text:style-name="WWNum13">
        <text:list-item>
          <text:p text:style-name="P43">Indica cual de las siguientes afirmaciones sobre el uso de las clases/interfaces de multitarea en Java es INCORRECTA</text:p>
        </text:list-item>
      </text:list>
      <text:list xml:id="list2436622722" text:style-name="WWNum8">
        <text:list-item>
          <text:p text:style-name="P24">No es posible llamar dos veces al método start() sobre un mismo objeto Thread</text:p>
        </text:list-item>
        <text:list-item>
          <text:p text:style-name="P14">Es posible crear un objeto Thread a partir de un Runnable, pero no de un Callable</text:p>
        </text:list-item>
        <text:list-item>
          <text:p text:style-name="P37">Para implementar Runnable es necesario sobrescribir run() y start()</text:p>
        </text:list-item>
        <text:list-item>
          <text:p text:style-name="P24">Para acceder al valor devuelto por una tarea Callable utilizamos la interfaz Future</text:p>
        </text:list-item>
      </text:list>
      <text:p text:style-name="List_20_Paragraph"/>
      <text:list xml:id="list130531721840082" text:continue-list="list130532084423791" text:style-name="WWNum13">
        <text:list-item>
          <text:p text:style-name="P43">Dado el siguiente código:</text:p>
        </text:list-item>
      </text:list>
      <text:p text:style-name="P48">ExecutorService executor=Executors.newCachedThreadPool();</text:p>
      <text:p text:style-name="P48">executor.submit(()-&gt;System.out.println("hello"));</text:p>
      <text:p text:style-name="P48">executor.submit(()-&gt;{System.out.println("by"); return 10;});</text:p>
      <text:p text:style-name="P48">¿Qué ocurrirá al ejecutar el código anterior?</text:p>
      <text:list xml:id="list2575855888" text:style-name="WWNum10">
        <text:list-item>
          <text:p text:style-name="P25">Se imprimirá hello by</text:p>
        </text:list-item>
        <text:list-item>
          <text:p text:style-name="P15">Se imprimirá hello by 10</text:p>
        </text:list-item>
        <text:list-item>
          <text:p text:style-name="P38">Se imprimirá hello y by, en cualquier orden // <text:s/><text:span text:style-name="T5">orden impredecible</text:span></text:p>
        </text:list-item>
        <text:list-item>
          <text:p text:style-name="P25">Se imprimirá hello, by y 10, en cualquier orden</text:p>
        </text:list-item>
      </text:list>
      <text:p text:style-name="List_20_Paragraph"/>
      <text:p text:style-name="List_20_Paragraph"/>
      <text:p text:style-name="List_20_Paragraph"><text:soft-page-break/></text:p>
      <text:list xml:id="list130531603164230" text:continue-list="list130531721840082" text:style-name="WWNum13">
        <text:list-item>
          <text:p text:style-name="P43">Si vamos a desarrollar una aplicación donde varios hilos van a tratar de forma concurrente con una lista, ¿cuál es la forma más simple y óptima de abordar el problema?</text:p>
        </text:list-item>
      </text:list>
      <text:list xml:id="list4048184919" text:style-name="WWNum12">
        <text:list-item>
          <text:p text:style-name="P26">Utilizar la clase CopyOnWriteArrayList</text:p>
        </text:list-item>
        <text:list-item>
          <text:p text:style-name="P28">Utilizar la clase ArrayList dentro de un bloque sincronizado</text:p>
        </text:list-item>
        <text:list-item>
          <text:p text:style-name="P28">Utilizar la clase Vector</text:p>
        </text:list-item>
        <text:list-item>
          <text:p text:style-name="P44">Crear un implementación personalizada de List</text:p>
        </text:list-item>
      </text:list>
      <text:list xml:id="list130532331555276" text:continue-list="list130531603164230" text:style-name="WWNum13">
        <text:list-item>
          <text:p text:style-name="P43">¿Cuál de las siguientes interfaces debe implementar una clase para proporcionar el modelo de datos de un JTable?</text:p>
        </text:list-item>
      </text:list>
      <text:list xml:id="list713632108" text:style-name="WWNum15">
        <text:list-item>
          <text:p text:style-name="P29">Vector</text:p>
        </text:list-item>
        <text:list-item>
          <text:p text:style-name="P29">ListModel</text:p>
        </text:list-item>
        <text:list-item>
          <text:p text:style-name="P27">TableModel</text:p>
        </text:list-item>
        <text:list-item>
          <text:p text:style-name="P45">JScrollPane</text:p>
        </text:list-item>
      </text:list>
      <text:list xml:id="list130532784931725" text:continue-list="list130532331555276" text:style-name="WWNum13">
        <text:list-item>
          <text:p text:style-name="P43">Para que un objeto se cierre automáticamente en un try con recursos, la clase a la que pertenece tiene que:</text:p>
        </text:list-item>
      </text:list>
      <text:list xml:id="list3274494063" text:style-name="WWNum16">
        <text:list-item>
          <text:p text:style-name="P30">Implementar la interfaz Serializable</text:p>
        </text:list-item>
        <text:list-item>
          <text:p text:style-name="P30">Sobrescribir el método close() de la clase Closeable</text:p>
        </text:list-item>
        <text:list-item>
          <text:p text:style-name="P30">Implementar el método writeObject()</text:p>
        </text:list-item>
        <text:list-item>
          <text:p text:style-name="P46">Implementar el método close() de la interfaz AutoCloseable</text:p>
        </text:list-item>
      </text:list>
      <text:list xml:id="list130532871564825" text:continue-list="list130532784931725" text:style-name="WWNum13">
        <text:list-item>
          <text:p text:style-name="P43">Indica cual de las siguientes afirmaciones es correcta:</text:p>
        </text:list-item>
      </text:list>
      <text:list xml:id="list3131689608" text:style-name="WWNum18">
        <text:list-item>
          <text:p text:style-name="P32">Si una clase que implementa Serializable hereda otra clase que no implementa Serializable, los atributos de instancia heredados no se serializan</text:p>
        </text:list-item>
        <text:list-item>
          <text:p text:style-name="P31">Un record no puede ser serializado</text:p>
        </text:list-item>
        <text:list-item>
          <text:p text:style-name="P31">Los atributos transient de una clase que no implementa Serializable son los únicos que se serializan al guardar un objeto de la clase en un fichero</text:p>
        </text:list-item>
        <text:list-item>
          <text:p text:style-name="P31">Al deserializar un objeto de una clase Serializable se llamará al constructor sin parámetros de su clase </text:p>
        </text:list-item>
      </text:list>
      <text:p text:style-name="P2"/>
      <text:list xml:id="list130532022919120" text:continue-list="list130532871564825" text:style-name="WWNum13">
        <text:list-item>
          <text:p text:style-name="P43">¿Cuál de las siguientes definiciones de una enumeración es correcta?</text:p>
        </text:list-item>
      </text:list>
      <text:list xml:id="list1939138369" text:style-name="WWNum19">
        <text:list-item>
          <text:p text:style-name="P33">enum datos{datos.p1;datos.p3;}</text:p>
        </text:list-item>
        <text:list-item>
          <text:p text:style-name="P33">enum datos{n=1, k=3,b=7;}</text:p>
        </text:list-item>
        <text:list-item>
          <text:p text:style-name="P39">enum datos{dato1,dato2,dato3;}</text:p>
        </text:list-item>
        <text:list-item>
          <text:p text:style-name="P16">enum datos{DATA(5), NONE(10)} // <text:span text:style-name="T6">No puede ser porque falta el constructor.</text:span></text:p>
        </text:list-item>
      </text:list>
      <text:p text:style-name="List_20_Paragraph"/>
      <text:list xml:id="list130532305287683" text:continue-list="list130532022919120" text:style-name="WWNum13">
        <text:list-item>
          <text:p text:style-name="P43">Indica sobre cuál de las siguientes clases se podría aplicar multitarea:</text:p>
        </text:list-item>
      </text:list>
      <text:list xml:id="list3140046374" text:style-name="WWNum20">
        <text:list-item>
          <text:p text:style-name="P40">class Clase1 implements Callable&lt;Integer&gt;</text:p>
        </text:list-item>
        <text:list-item>
          <text:p text:style-name="P17">class Clase2 implements Thread // <text:span text:style-name="T7">Thread es una clase.</text:span></text:p>
        </text:list-item>
        <text:list-item>
          <text:p text:style-name="P34">class Clase3 extends ExecutorService</text:p>
        </text:list-item>
        <text:list-item>
          <text:p text:style-name="P34">class Clase4 extends Runnable</text:p>
        </text:list-item>
      </text:list>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Segoe UI" style:font-size-asian="11pt" style:language-asian="es" style:country-asian="E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Segoe UI" style:font-size-asian="11pt" style:language-asian="es" style:country-asian="E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tonio</meta:initial-creator>
    <meta:editing-cycles>9</meta:editing-cycles>
    <meta:creation-date>2024-06-04T20:53:00</meta:creation-date>
    <dc:date>2024-06-05T13:05:31.253000000</dc:date>
    <meta:editing-duration>PT43M28S</meta:editing-duration>
    <meta:generator>LibreOffice/7.0.2.2$Windows_X86_64 LibreOffice_project/8349ace3c3162073abd90d81fd06dcfb6b36b994</meta:generator>
    <meta:document-statistic meta:table-count="1" meta:image-count="0" meta:object-count="0" meta:page-count="4" meta:paragraph-count="86" meta:word-count="657" meta:character-count="4439" meta:non-whitespace-character-count="39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